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collect and use graywater.</text:p>
      <text:p text:style-name="Standard"/>
      <text:p text:style-name="Standard">&lt;b&gt;What is greywater?&lt;/a&gt; Greywater is basically any water waste that does not have fecal matter in it (basically all the water you use in the household except the toilet). </text:p>
      <text:p text:style-name="Standard">&lt;b&gt;Why should I reuse it?&lt;/b&gt; If you reuse your gray water, you can save money, save water and save your grandchildren from &lt;a href=”<text:a xlink:type="simple" xlink:href="http://science.howstuffworks.com/environmental/earth/geophysics/run-out-of-water.htm" text:style-name="Internet_20_link" text:visited-style-name="Visited_20_Internet_20_Link">http://science.howstuffworks.com/environmental/earth/geophysics/run-out-of-water.htm</text:a>”&gt;having to drink sewer water&lt;/a&gt;.</text:p>
      <text:p text:style-name="Standard">&lt;b&gt;How can I collect it?&lt;/b&gt; </text:p>
      <text:p text:style-name="Standard">Ideally, if you were a home owner you could install a &lt;a href=”http://greywateraction.org/system-examples-gw/”&gt;greywater system&lt;/a&gt;, but if you're a broke renter like myself, here's a few tips.</text:p>
      <text:list xml:id="list4624011933348419209" text:style-name="L2">
        <text:list-item>
          <text:p text:style-name="P1">Sink:</text:p>
          <text:p text:style-name="P1">To collect your sink water you can either get a bucket that fits nicely in your sink. Alternatively you can use an ordinary bucket (anything small enough to carry), unscrew the drainpipe and replace it with said bucket (see image below). Congratulations, you have reduced your sink waste to zero. Time: 30 seconds. Money: A dollar. Maybe two? </text:p>
        </text:list-item>
        <text:list-item>
          <text:p text:style-name="P1">Shower:</text:p>
          <text:p text:style-name="P1">To collect your shower water, just keep a bucket in your shower at all times. You know that moment when you're just letting the water run until it gets warm? Put that bucket under the sink/showerhead and bingo. If you keep it close to you while you're showering, you can save a lot of water too. Just don't trip on it!</text:p>
        </text:list-item>
        <text:list-item>
          <text:p text:style-name="P1">Cooking water:</text:p>
          <text:p text:style-name="P1">If you boil some vegetables, you just created a tasty, nutritious broth that can be used to cook something else in. But if you don't want it, I'm sure some of your plants do!</text:p>
        </text:list-item>
      </text:list>
      <text:p text:style-name="Standard">&lt;b&gt;What can I use it for?&lt;/b&gt; You can use gray water to flush your toilet or to water your garden. </text:p>
      <text:p text:style-name="Standard">Warnings!</text:p>
      <text:p text:style-name="Standard">&lt;b&gt;Many cleaning products contain contaminants.&lt;/b&gt; It is a good idea to avoid these products either way, but I you do use them, be sure to flush them down the toilet, as they may kill or harm your petunias. &lt;a href=”<text:a xlink:type="simple" xlink:href="http://ecologycenter.org/factsheets/greywater-cleaning-products/" text:style-name="Internet_20_link" text:visited-style-name="Visited_20_Internet_20_Link">http://ecologycenter.org/factsheets/greywater-cleaning-products/</text:a>”&gt;Here&lt;/a&gt; is a list of safe and unsafe products to use in your garden. </text:p>
      <text:p text:style-name="Standard">&lt;b&gt;Greywater may contain pathogens&lt;/b&gt; Greywater usually contains food scraps and/or bits of body gunk and dead skin. If you leave it around for longer than a few hours it might accumulate germs and bacteria and other unwelcome microbial gues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13:06.67</meta:creation-date>
    <meta:generator>OpenOffice/4.1.1$Win32 OpenOffice.org_project/411m6$Build-9775</meta:generator>
    <dc:date>2015-10-09T16:40:43.26</dc:date>
    <meta:editing-duration>PT2H27M37S</meta:editing-duration>
    <meta:editing-cycles>2</meta:editing-cycles>
    <meta:document-statistic meta:table-count="0" meta:image-count="0" meta:object-count="0" meta:page-count="1" meta:paragraph-count="15" meta:word-count="367" meta:character-count="2253"/>
  </office:meta>
</office:document-meta>
</file>